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Mit</mtext>
          </mrow>
        </mtd>
      </mtr>
      <mtr>
        <mtd>
          <mrow>
            <mstyle mathvariant="bold">
              <mrow>
                <mi>r</mi>
              </mrow>
            </mstyle>
            <mrow>
              <mi/>
              <mo stretchy="false">=</mo>
              <mi/>
            </mrow>
            <mrow>
              <mo stretchy="false">(</mo>
              <mrow>
                <mi>x</mi>
                <mi>,</mi>
                <mi>y</mi>
                <mi>,</mi>
                <mi>z</mi>
              </mrow>
              <mo stretchy="false">)</mo>
            </mrow>
            <mi/>
            <mi>;</mi>
            <mi/>
            <msub>
              <mrow>
                <mstyle mathvariant="bold">
                  <mrow>
                    <mi>r</mi>
                  </mrow>
                </mstyle>
              </mrow>
              <mn>0</mn>
            </msub>
            <mrow>
              <mi/>
              <mo stretchy="false">=</mo>
              <mi/>
            </mrow>
            <mrow>
              <mo stretchy="false">(</mo>
              <mrow>
                <msub>
                  <mi>x</mi>
                  <mn>0,</mn>
                </msub>
                <msub>
                  <mi>y</mi>
                  <mn>0,</mn>
                </msub>
                <msub>
                  <mi>z</mi>
                  <mn>0</mn>
                </msub>
              </mrow>
              <mo stretchy="false">)</mo>
            </mrow>
          </mrow>
        </mtd>
      </mtr>
      <mtr>
        <mtd>
          <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style mathvariant="bold">
              <mrow>
                <mi>r</mi>
              </mrow>
            </mstyle>
            <mo stretchy="false">…</mo>
            <mi/>
            <mo stretchy="false">→</mo>
            <mi/>
            <mrow>
              <mo stretchy="false">∫</mo>
              <mrow>
                <munder>
                  <mo stretchy="false">∫</mo>
                  <mi>V</mi>
                </munder>
                <mrow>
                  <mo stretchy="false">∫</mo>
                  <mtext>d</mtext>
                </mrow>
              </mrow>
            </mrow>
            <mi>x</mi>
            <mi/>
            <mtext>d</mtext>
            <mi>y</mi>
            <mi/>
            <mtext>d</mtext>
            <mi>z</mi>
            <mo stretchy="false">…</mo>
          </mrow>
        </mtd>
      </mtr>
      <mtr>
        <mtd>
          <mrow>
            <mtext>folgt</mtext>
          </mrow>
        </mtd>
      </mtr>
      <mtr>
        <mtd>
          <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o stretchy="false">δ</mo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  <mo stretchy="false">−</mo>
                  <msub>
                    <mrow>
                      <mstyle mathvariant="bold">
                        <mrow>
                          <mi>r</mi>
                        </mrow>
                      </mstyle>
                    </mrow>
                    <mn>0</mn>
                  </msub>
                </mrow>
              </mrow>
              <mo stretchy="false">)</mo>
            </mrow>
            <mrow>
              <mi/>
              <mo stretchy="false">=</mo>
              <mi/>
            </mrow>
            <mrow>
              <mo stretchy="true">{</mo>
              <mrow>
                <mtable>
                  <mtr>
                    <mtd>
                      <mrow>
                        <mn>1</mn>
                        <mi/>
                        <mi>,</mi>
                        <mi/>
                        <mi mathvariant="italic">falls</mi>
                        <mrow>
                          <msub>
                            <mrow>
                              <mstyle mathvariant="bold">
                                <mrow>
                                  <mi>r</mi>
                                </mrow>
                              </mstyle>
                            </mrow>
                            <mn>0</mn>
                          </msub>
                          <mo stretchy="false">∈</mo>
                          <mi>V</mi>
                        </mrow>
                      </mrow>
                    </mtd>
                  </mtr>
                  <mtr>
                    <mtd>
                      <mrow>
                        <mn>0</mn>
                        <mi/>
                        <mi mathvariant="italic">sonst</mi>
                      </mrow>
                    </mtd>
                  </mtr>
                </mtable>
              </mrow>
            </mrow>
          </mrow>
        </mtd>
      </mtr>
      <mtr>
        <mtd>
          <mrow>
            <mtext>und damit</mtext>
          </mrow>
        </mtd>
      </mtr>
      <mtr>
        <mtd>
          <mrow>
            <mo stretchy="false">δ</mo>
            <mrow>
              <mo stretchy="false">(</mo>
              <mrow>
                <mrow>
                  <mstyle mathvariant="bold">
                    <mrow>
                      <mi>r</mi>
                    </mrow>
                  </mstyle>
                  <mo stretchy="false">−</mo>
                  <msub>
                    <mrow>
                      <mstyle mathvariant="bold">
                        <mrow>
                          <mi>r</mi>
                        </mrow>
                      </mstyle>
                    </mrow>
                    <mn>0</mn>
                  </msub>
                </mrow>
              </mrow>
              <mo stretchy="false">)</mo>
            </mrow>
            <mrow>
              <mi/>
              <mo stretchy="false">=</mo>
              <mi/>
            </mrow>
            <mo stretchy="false">δ</mo>
            <mrow>
              <mo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stretchy="false">)</mo>
            </mrow>
            <mi/>
            <mo stretchy="false">δ</mo>
            <mrow>
              <mo stretchy="false">(</mo>
              <mrow>
                <mrow>
                  <mi>y</mi>
                  <mo stretchy="false">−</mo>
                  <msub>
                    <mi>y</mi>
                    <mn>0</mn>
                  </msub>
                </mrow>
              </mrow>
              <mo stretchy="false">)</mo>
            </mrow>
            <mi/>
            <mo stretchy="false">δ</mo>
            <mrow>
              <mo stretchy="false">(</mo>
              <mrow>
                <mrow>
                  <mi>z</mi>
                  <mo stretchy="false">−</mo>
                  <msub>
                    <mi>z</mi>
                    <mn>0</mn>
                  </msub>
                </mrow>
              </mrow>
              <mo stretchy="false">)</mo>
            </mrow>
          </mrow>
        </mtd>
      </mtr>
    </mtable>
    <annotation encoding="StarMath 5.0">"Mit" newline
bold r `=` (x,y,z) `;~ {bold r}_0 `=` (x_0,y_0,z_0) newline
int from V "d" ^3 bold r dotslow ~ rightarrow ~ int int from V int "d" x ` "d" y ` "d" z dotslow newline
"folgt" newline
int from V "d" ^3 r %delta (bold r - {bold r} _0) `=` left lbrace binom{1 `,~ falls {bold r}_0 in V}{alignl 0 ~~```sonst}  right none newline
"und damit" newline
%delta (bold r - {bold r} _0) `=` %delta (x -  x _0) ` %delta (y -  y _0) ` %delta (z -  z _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59:59.270000000</meta:creation-date>
    <meta:generator>LibreOffice/4.1.4.2$Windows_x86 LibreOffice_project/0a0440ccc0227ad9829de5f46be37cfb6edcf72</meta:generator>
  </office:meta>
</office:document-meta>
</file>